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imes new roman" svg:font-family="'times new roman'" style:font-family-generic="roman"/>
    <style:font-face style:name="Monospace" svg:font-family="Monospace" style:font-pitch="fixed"/>
    <style:font-face style:name="Courier" svg:font-family="Courier" style:font-family-generic="modern" style:font-pitch="fixed"/>
    <style:font-face style:name="DejaVu LGC Sans Mono" svg:font-family="'DejaVu LGC Sans Mono'" style:font-family-generic="modern" style:font-pitch="fixed"/>
    <style:font-face style:name="Liberation Mono" svg:font-family="'Liberation Mono'" style:font-family-generic="modern" style:font-pitch="fixed"/>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style>
    <style:style style:name="P2" style:family="paragraph" style:parent-style-name="Standard">
      <style:text-properties fo:font-weight="bold" style:font-weight-asian="bold"/>
    </style:style>
    <style:style style:name="P3" style:family="paragraph" style:parent-style-name="Standard">
      <style:paragraph-properties fo:text-align="center" style:justify-single-word="false"/>
      <style:text-properties fo:font-weight="bold" style:font-weight-asian="bold"/>
    </style:style>
    <style:style style:name="P4" style:family="paragraph" style:parent-style-name="Standard">
      <style:paragraph-properties fo:text-align="center" style:justify-single-word="false"/>
    </style:style>
    <style:style style:name="P5" style:family="paragraph" style:parent-style-name="Standard">
      <style:paragraph-properties>
        <style:tab-stops>
          <style:tab-stop style:position="5.75in" style:type="right"/>
        </style:tab-stops>
      </style:paragraph-properties>
    </style:style>
    <style:style style:name="P6" style:family="paragraph" style:parent-style-name="Standard">
      <style:paragraph-properties fo:text-align="center" style:justify-single-word="false" fo:break-before="page"/>
      <style:text-properties fo:font-size="14pt" fo:font-weight="bold" style:font-size-asian="14pt" style:font-weight-asian="bold" style:font-size-complex="14pt"/>
    </style:style>
    <style:style style:name="P7" style:family="paragraph" style:parent-style-name="Standard">
      <style:paragraph-properties fo:margin-left="0in" fo:margin-right="-0.5in" fo:text-indent="0in" style:auto-text-indent="false"/>
    </style:style>
    <style:style style:name="P8" style:family="paragraph" style:parent-style-name="Standard">
      <style:paragraph-properties fo:margin-left="0in" fo:margin-right="-0.5in" fo:text-indent="0in" style:auto-text-indent="false">
        <style:tab-stops>
          <style:tab-stop style:position="5.3752in" style:type="right"/>
        </style:tab-stops>
      </style:paragraph-properties>
    </style:style>
    <style:style style:name="P9" style:family="paragraph" style:parent-style-name="Standard" style:master-page-name="Standard">
      <style:paragraph-properties fo:text-align="center" style:justify-single-word="false" style:page-number="auto"/>
      <style:text-properties fo:font-size="14pt" fo:font-weight="bold" style:font-size-asian="14pt" style:font-weight-asian="bold" style:font-size-complex="14pt"/>
    </style:style>
    <style:style style:name="P10" style:family="paragraph" style:parent-style-name="Standard">
      <style:paragraph-properties fo:text-align="center" style:justify-single-word="false"/>
      <style:text-properties fo:font-size="14pt" fo:font-weight="bold" style:font-size-asian="14pt" style:font-weight-asian="bold" style:font-size-complex="14pt"/>
    </style:style>
    <style:style style:name="P11" style:family="paragraph" style:parent-style-name="Standard">
      <style:paragraph-properties fo:text-align="center" style:justify-single-word="false"/>
    </style:style>
    <style:style style:name="P12" style:family="paragraph" style:parent-style-name="Standard">
      <style:text-properties style:font-name="Courier" fo:font-size="10pt" style:font-size-asian="10pt" style:font-size-complex="10pt"/>
    </style:style>
    <style:style style:name="P13" style:family="paragraph" style:parent-style-name="Standard">
      <style:text-properties style:font-name="Courier" fo:font-size="8pt" style:font-size-asian="8pt" style:font-size-complex="8pt"/>
    </style:style>
    <style:style style:name="P14" style:family="paragraph" style:parent-style-name="Standard">
      <style:text-properties fo:color="#000000" style:font-name="Monospace" fo:font-size="10pt" style:font-name-asian="Monospace" style:font-size-asian="10pt" style:font-name-complex="Monospace" style:font-size-complex="10pt"/>
    </style:style>
    <style:style style:name="P15" style:family="paragraph" style:parent-style-name="Standard">
      <style:text-properties fo:color="#000000" style:font-name="Monospace" fo:font-size="9pt" style:font-name-asian="Monospace" style:font-size-asian="9pt" style:font-name-complex="Monospace" style:font-size-complex="9pt"/>
    </style:style>
    <style:style style:name="P16" style:family="paragraph" style:parent-style-name="Standard">
      <style:text-properties fo:font-size="9pt" style:font-size-asian="9pt" style:font-size-complex="9pt"/>
    </style:style>
    <style:style style:name="P17" style:family="paragraph" style:parent-style-name="Standard">
      <style:text-properties style:font-name="times new roman" fo:font-size="12pt" style:font-size-asian="12pt" style:font-size-complex="12pt"/>
    </style:style>
    <style:style style:name="P18" style:family="paragraph" style:parent-style-name="Standard">
      <style:paragraph-properties fo:margin-left="0in" fo:margin-right="0in" fo:text-indent="0in" style:auto-text-indent="false"/>
    </style:style>
    <style:style style:name="P19" style:family="paragraph" style:parent-style-name="Standard" style:list-style-name="">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20" style:family="paragraph" style:parent-style-name="Standard" style:list-style-name="">
      <style:paragraph-properties fo:margin-left="0in" fo:margin-right="0in" fo:text-align="start" style:justify-single-word="false" fo:text-indent="0in" style:auto-text-indent="false" style:text-autospace="none"/>
      <style:text-properties fo:color="#000000" style:font-name="Monospace" fo:font-size="9pt" style:font-name-asian="Monospace" style:font-size-asian="9pt" style:font-name-complex="Monospace" style:font-size-complex="9pt"/>
    </style:style>
    <style:style style:name="P21" style:family="paragraph" style:parent-style-name="Standard" style:list-style-name="">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22" style:family="paragraph" style:parent-style-name="Standard" style:list-style-name="">
      <style:paragraph-properties fo:margin-left="0in" fo:margin-right="0in" fo:text-align="start" style:justify-single-word="false" fo:text-indent="0in" style:auto-text-indent="false" style:text-autospace="none"/>
      <style:text-properties style:font-name="Monospace" fo:font-size="9pt" style:font-name-asian="Monospace" style:font-size-asian="9pt" style:font-name-complex="Monospace" style:font-size-complex="9pt"/>
    </style:style>
    <style:style style:name="P23" style:family="paragraph" style:parent-style-name="Standard" style:list-style-name="">
      <style:paragraph-properties fo:margin-left="0in" fo:margin-right="0in" fo:text-align="start" style:justify-single-word="false" fo:text-indent="0in" style:auto-text-indent="false" style:text-autospace="none"/>
    </style:style>
    <style:style style:name="P24" style:family="paragraph" style:parent-style-name="Standard">
      <style:paragraph-properties fo:break-before="page"/>
    </style:style>
    <style:style style:name="P25" style:family="paragraph" style:parent-style-name="Heading_20_1">
      <style:paragraph-properties fo:break-before="page"/>
    </style:style>
    <style:style style:name="P26" style:family="paragraph" style:parent-style-name="Contents_20_1">
      <style:paragraph-properties>
        <style:tab-stops>
          <style:tab-stop style:position="5.9638in" style:type="right" style:leader-style="dotted" style:leader-text="."/>
        </style:tab-stops>
      </style:paragraph-properties>
    </style:style>
    <style:style style:name="P27" style:family="paragraph" style:parent-style-name="Contents_20_2">
      <style:paragraph-properties>
        <style:tab-stops>
          <style:tab-stop style:position="5.5154in" style:type="right" style:leader-style="dotted" style:leader-text="."/>
        </style:tab-stops>
      </style:paragraph-properties>
    </style:style>
    <style:style style:name="P28" style:family="paragraph" style:parent-style-name="Contents_20_3">
      <style:paragraph-properties>
        <style:tab-stops>
          <style:tab-stop style:position="5.2673in" style:type="right" style:leader-style="dotted" style:leader-text="."/>
        </style:tab-stops>
      </style:paragraph-properties>
    </style:style>
    <style:style style:name="P29" style:family="paragraph">
      <style:paragraph-properties fo:text-align="center"/>
    </style:style>
    <style:style style:name="P30" style:family="paragraph">
      <style:paragraph-properties fo:text-align="center"/>
      <style:text-properties fo:font-weight="bold" style:font-weight-asian="bold" style:font-weight-complex="bold"/>
    </style:style>
    <style:style style:name="T1" style:family="text">
      <style:text-properties fo:color="#000000" style:font-name="Monospace" fo:font-size="10pt" style:font-name-asian="Monospace" style:font-size-asian="10pt" style:font-name-complex="Monospace" style:font-size-complex="10pt"/>
    </style:style>
    <style:style style:name="T2" style:family="text">
      <style:text-properties style:font-name="Courier" fo:font-size="10pt" style:font-size-asian="10pt" style:font-size-complex="10pt"/>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0.1709in"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0.2126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University of Liverpool</text:p>
      <text:p text:style-name="P2"/>
      <text:p text:style-name="P2"/>
      <text:p text:style-name="P3">Oliver Lodge Laboratory</text:p>
      <text:p text:style-name="P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A process for converting </text:p>
      <text:p text:style-name="P1">XML data to VOMS <text:s/>records,</text:p>
      <text:p text:style-name="P1">suitable for a site-info.def file</text:p>
      <text:p text:style-name="P1"><text:s/></text:p>
      <text:p text:style-name="P2"/>
      <text:p text:style-name="P2"/>
      <text:p text:style-name="P2"/>
      <text:p text:style-name="P2"/>
      <text:p text:style-name="P2"/>
      <text:p text:style-name="P4"/>
      <text:p text:style-name="P4">by</text:p>
      <text:p text:style-name="P2"/>
      <text:p text:style-name="P2"/>
      <text:p text:style-name="P2"/>
      <text:p text:style-name="P2"/>
      <text:p text:style-name="P2"/>
      <text:p text:style-name="P2"/>
      <text:p text:style-name="P3">Stephen Jon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
      <text:p text:style-name="P4"/>
      <text:p text:style-name="P4">June 2012</text:p>
      <text:p text:style-name="Standard"/>
      <text:p text:style-name="P6">CONTENTS</text:p>
      <text:p text:style-name="P8"/>
      <text:p text:style-name="P7"/>
      <text:p text:style-name="P5">Chapter<text:tab/>Page</text:p>
      <text:p text:style-name="Standard"/>
      <text:table-of-content text:style-name="Sect1" text:protected="true" text:name="Table of Contents1">
        <text:table-of-content-source text:outline-level="5"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table-of-content-source>
        <text:index-body>
          <text:p text:style-name="P26">1 BACKGROUND<text:tab/>3</text:p>
          <text:p text:style-name="P27">1.1 System Context<text:tab/>3</text:p>
          <text:p text:style-name="P27">1.2 Requirements<text:tab/>3</text:p>
          <text:p text:style-name="P28">1.2.1 fixApprovedVos<text:tab/>3</text:p>
          <text:p text:style-name="P28">1.2.2 checkMyVomsRecords<text:tab/>3</text:p>
          <text:p text:style-name="P28">1.2.3 newVomsRecsForMySite<text:tab/>4</text:p>
          <text:p text:style-name="P26">2 DESIGN<text:tab/>5</text:p>
          <text:p text:style-name="P27">2.1 High Level Design<text:tab/>5</text:p>
          <text:p text:style-name="P27">2.2 Notes on SIDs and VODs<text:tab/>5</text:p>
          <text:p text:style-name="P27">2.3 Flags and options for VomsSnooper<text:tab/>6</text:p>
          <text:p text:style-name="P27">2.4 Flags and options for SidFormatter<text:tab/>6</text:p>
          <text:p text:style-name="P26">3 BUILD AND INSTALL<text:tab/>7</text:p>
          <text:p text:style-name="P26">4 USE<text:line-break/><text:tab/>8</text:p>
          <text:p text:style-name="P27">4.1 fixApprovedVos<text:tab/>8</text:p>
          <text:p text:style-name="P28">4.1.1 Process<text:tab/>8</text:p>
          <text:p text:style-name="P28">4.1.2 Principles of operation<text:tab/>8</text:p>
          <text:p text:style-name="P27">4.2 checkMyVomsRecords<text:tab/>9</text:p>
          <text:p text:style-name="P28">4.2.1 Process<text:tab/>9</text:p>
          <text:p text:style-name="P28">4.2.2 Principles of operation<text:tab/>9</text:p>
          <text:p text:style-name="P27">4.3 newVomsRecsForMySite<text:tab/>10</text:p>
          <text:p text:style-name="P28">4.3.1 Process<text:tab/>10</text:p>
          <text:p text:style-name="P28">4.3.2 Principles of operation<text:tab/>10</text:p>
        </text:index-body>
      </text:table-of-content>
      <text:h text:style-name="Heading_20_1" text:outline-level="1"><text:s/>BACKGROUND</text:h>
      <text:h text:style-name="Heading_20_2" text:outline-level="2"><text:s/>System Context</text:h>
      <text:p text:style-name="Standard"/>
      <text:p text:style-name="Standard">A tool, Yaim, is used to configure the middle-ware software at grid sites. Yaim processes a set of input files containing variables that influence the configuration activity. The main inputs we are concerned about here are the “site-info.def” file, and the “vo.d” directory, which will be described in more detail later.</text:p>
      <text:p text:style-name="Standard"/>
      <text:p text:style-name="Standard">The process described herein is concerned with those Yaim variables relating to <text:s/>VOMS records (Virtual Organisation Membership Service) that determine which VOMS servers are used to authenticate and authorise users of a particular VO. Examples of such variables follow:</text:p>
      <text:p text:style-name="Standard"/>
      <text:p text:style-name="P13">VO_ALICE_VOMS_SERVERS="'vomss://voms.cern.ch:8443/voms/alice?/alice' "</text:p>
      <text:p text:style-name="P13">VO_ALICE_VOMSES="'alice voms.cern.ch 15000 \</text:p>
      <text:p text:style-name="P13"><text:s text:c="8"/>/DC=ch/DC=cern/OU=computers/CN=voms.cern.ch alice' "</text:p>
      <text:p text:style-name="P13">VO_ALICE_VOMS_CA_DN="'/DC=ch/DC=cern/CN=CERN Trusted Certification Authority' "</text:p>
      <text:p text:style-name="P13"/>
      <text:p text:style-name="Standard">The data that is used to determine the content of these variables is administered centrally, at a location known as the “CIC Portal”. The data is made available in XML format.</text:p>
      <text:h text:style-name="Heading_20_2" text:outline-level="2"><text:s/>Requirements</text:h>
      <text:p text:style-name="Standard">This process described here is intended to provide a bridge between the XML data and the Yaim inputs in order to ensure they are correct with the minimum amount of user intervention. Three use cases will be supported initially, namely:</text:p>
      <text:h text:style-name="Heading_20_3" text:outline-level="3"><text:s/>fixApprovedVos</text:h>
      <text:p text:style-name="Standard">Prior to these processes, and for the interim period, a document <text:span text:style-name="Footnote_20_Symbol"><text:note text:id="ftn0" text:note-class="footnote"><text:note-citation>1</text:note-citation><text:note-body><text:p text:style-name="Footnote">The document can be accessed via https://www.gridpp.ac.uk/wiki/GridPP_approved_VOs</text:p></text:note-body></text:note></text:span><text:span text:style-name="Footnote_20_Symbol"> </text:span>is used to disseminate the Yaim variables relating to <text:s/>VOMS records. They were manually transcripted in an error-prone way and the document was prone to becoming stale. This use case will describe a means to keep that document current with regard to the newest XML available from the CIC portal, without significant manual intervention. Sites can then use the existing procedures with greater confidence than they have in the past.</text:p>
      <text:h text:style-name="Heading_20_3" text:outline-level="3"><text:s/>checkMyVomsRecords</text:h>
      <text:p text:style-name="Standard">Previously, it has not been feasible to easily check that the records in a site's Yaim configuration exactly correspond with the formal data in the CIC portal. This use case provides a means to check the level of correspondence and highlight any problems.</text:p>
      <text:p text:style-name="Standard"/>
      <text:h text:style-name="Heading_20_3" text:outline-level="3"><text:soft-page-break/><text:s/>newVomsRecsForMySite</text:h>
      <text:p text:style-name="Standard">Once it has been established that a site is not in exact correspondence with the CIC portal XML, there has been no way (other than manual transcripts/proof reading) to manage the defect. This use case will allow the site admin to generate new records automatically, which can then be merged (by hand or semi-automatically) into the site's configuration.</text:p>
      <text:p text:style-name="Standard"/>
      <text:p text:style-name="Standard"/>
      <text:p text:style-name="Standard"/>
      <text:h text:style-name="Heading_20_1" text:outline-level="1"><text:s/>DESIGN</text:h>
      <text:h text:style-name="Heading_20_2" text:outline-level="2"><text:s/>High Level Design</text:h>
      <text:p text:style-name="Standard">The design of the main software component is illustrated below, in a class diagram.</text:p>
      <text:p text:style-name="Standard"/>
      <text:p text:style-name="Standard"><draw:custom-shape text:anchor-type="paragraph" draw:z-index="0" draw:style-name="gr1" svg:width="0.9898in" svg:height="0.6669in" svg:x="1.4618in" svg:y="0.1173in"><text:p>SidFormatter</text:p><draw:enhanced-geometry svg:viewBox="0 0 21600 21600" draw:glue-points="10800 0 0 10800 10800 21600 21600 10800" draw:type="flowchart-process" draw:enhanced-path="M 0 0 L 21600 0 21600 21600 0 21600 0 0 Z N"/></draw:custom-shape></text:p>
      <text:p text:style-name="Standard"/>
      <text:p text:style-name="Standard"><draw:line text:anchor-type="paragraph" draw:z-index="6" draw:style-name="gr2" draw:text-style-name="P29" svg:x1="0.9618in" svg:y1="0.5642in" svg:x2="1.4618in" svg:y2="0.1161in"><text:p/></draw:line><draw:line text:anchor-type="paragraph" draw:z-index="8" draw:style-name="gr3" draw:text-style-name="P30" svg:x1="2.4516in" svg:y1="0.0016in" svg:x2="3.0035in" svg:y2="0.3287in"><text:p/></draw:line><draw:frame text:anchor-type="paragraph" draw:z-index="10" draw:style-name="gr4" svg:width="0.2295in" svg:height="0.1862in" svg:x="3.0035in" svg:y="0.1575in"><draw:text-box><text:p>*</text:p></draw:text-box></draw:frame></text:p>
      <text:p text:style-name="Standard"><draw:custom-shape text:anchor-type="paragraph" draw:z-index="1" draw:style-name="gr1" svg:width="0.7606in" svg:height="0.6669in" svg:x="0.2016in" svg:y="0.1453in"><text:p>GetOpt</text:p><text:p>(cots)</text:p><draw:enhanced-geometry svg:viewBox="0 0 21600 21600" draw:glue-points="10800 0 0 10800 10800 21600 21600 10800" draw:type="flowchart-process" draw:enhanced-path="M 0 0 L 21600 0 21600 21600 0 21600 0 0 Z N"/></draw:custom-shape><draw:custom-shape text:anchor-type="paragraph" draw:z-index="4" draw:style-name="gr1" svg:width="1.0315in" svg:height="0.6669in" svg:x="3.0035in" svg:y="0.1437in"><text:p>VirtOrgInfo</text:p><draw:enhanced-geometry svg:viewBox="0 0 21600 21600" draw:glue-points="10800 0 0 10800 10800 21600 21600 10800" draw:type="flowchart-process" draw:enhanced-path="M 0 0 L 21600 0 21600 21600 0 21600 0 0 Z N"/></draw:custom-shape></text:p>
      <text:p text:style-name="Standard"/>
      <text:p text:style-name="Standard"/>
      <text:p text:style-name="Standard"><draw:line text:anchor-type="paragraph" draw:z-index="7" draw:style-name="gr2" draw:text-style-name="P29" svg:x1="0.9618in" svg:y1="0.0752in" svg:x2="1.4307in" svg:y2="0.5024in"><text:p/></draw:line></text:p>
      <text:p text:style-name="Standard"><draw:custom-shape text:anchor-type="paragraph" draw:z-index="3" draw:style-name="gr1" svg:width="1.2606in" svg:height="0.6669in" svg:x="1.4307in" svg:y="0.0193in"><text:p>VomsSnooper</text:p><draw:enhanced-geometry svg:viewBox="0 0 21600 21600" draw:glue-points="10800 0 0 10800 10800 21600 21600 10800" draw:type="flowchart-process" draw:enhanced-path="M 0 0 L 21600 0 21600 21600 0 21600 0 0 Z N"/></draw:custom-shape><draw:line text:anchor-type="paragraph" draw:z-index="9" draw:style-name="gr2" draw:text-style-name="P29" svg:x1="2.6909in" svg:y1="0.526in" svg:x2="3.0035in" svg:y2="0.0717in"><text:p/></draw:line><draw:frame text:anchor-type="paragraph" draw:z-index="11" draw:style-name="gr5" svg:width="-0.2398in" svg:height="-0.213in" svg:x="3.0764in" svg:y="0.3425in"><draw:text-box><text:p>*</text:p></draw:text-box></draw:frame><draw:line text:anchor-type="paragraph" draw:z-index="12" draw:style-name="gr2" draw:text-style-name="P29" svg:x1="3.9201in" svg:y1="0.0717in" svg:x2="4.2638in" svg:y2="0.6343in"><text:p/></draw:line></text:p>
      <text:p text:style-name="Standard"><draw:line text:anchor-type="paragraph" draw:z-index="14" draw:style-name="gr2" draw:text-style-name="P29" svg:x1="1.3055in" svg:y1="1.0535in" svg:x2="1.8055in" svg:y2="0.5016in"><text:p/></draw:line><draw:frame text:anchor-type="paragraph" draw:z-index="13" draw:style-name="gr4" svg:width="0.2295in" svg:height="0.1862in" svg:x="4.2638in" svg:y="0.2634in"><draw:text-box><text:p>*</text:p></draw:text-box></draw:frame><draw:custom-shape text:anchor-type="paragraph" draw:z-index="5" draw:style-name="gr1" svg:width="1.5106in" svg:height="0.6669in" svg:x="0.2638in" svg:y="1.0535in"><text:p>VoidCardXmlParser</text:p><text:p/><draw:enhanced-geometry svg:viewBox="0 0 21600 21600" draw:glue-points="10800 0 0 10800 10800 21600 21600 10800" draw:type="flowchart-process" draw:enhanced-path="M 0 0 L 21600 0 21600 21600 0 21600 0 0 Z N"/></draw:custom-shape><draw:custom-shape text:anchor-type="paragraph" draw:z-index="2" draw:style-name="gr1" svg:width="1.2606in" svg:height="0.6669in" svg:x="3.5453in" svg:y="0.4492in"><text:p>VomsServer</text:p><draw:enhanced-geometry svg:viewBox="0 0 21600 21600" draw:glue-points="10800 0 0 10800 10800 21600 21600 10800" draw:type="flowchart-process" draw:enhanced-path="M 0 0 L 21600 0 21600 21600 0 21600 0 0 Z N"/></draw:custom-shap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he software has two entry points (mains). One, VomsSnooper, uses a Sax parser to parse the CIC portal XML and split it out into records for formatting and printing in a standard, sorted way. The other, SidFormatter, parses existing Yaim files (site-info.def, vo.d) and also prints them out in a standard, sorted manner. Both mains take various arguments to control the flow. The arguments are discussed in more detail below, and the use case descriptions in chapter 4 will explain how the arguments can be combined to fill the requirements above.</text:p>
      <text:h text:style-name="Heading_20_2" text:outline-level="2"><text:s/>Notes on SIDs and VODs</text:h>
      <text:p text:style-name="Standard">It is important to know that these Yaim variables can be given to Yaim in one of two formats. The original format, for inclusion within the site-info.def file itself, are known here as SIDs records. Due to restrictions with DNS style names (with dots in them) it was later necessary to invent a new format, whereby the records are stored in their own separate files under a vo.d directory. This format is known as VODs format. It is possible to represent any VO in VOD format. VOs with names with dots in them, however, can not be represented in SID format. This distinction complicates the logic of this program, as you will see in the sections below. It also constricts our ability to compare set-ups to ensure they are correct. Thus it is necessary to construct a canonical format, for comparison purposes. This is one of the uses of these tools.</text:p>
      <text:h text:style-name="Heading_20_2" text:outline-level="2"><text:soft-page-break/><text:s/>Flags and options for VomsSnooper</text:h>
      <text:p text:style-name="P14">This tool takes an XML file from the CIC portal, and </text:p>
      <text:p text:style-name="P19">formats it into a standard, sorted manner for Yaim. </text:p>
      <text:p text:style-name="P21"/>
      <text:p text:style-name="P19">Mandatory arguments: </text:p>
      <text:p text:style-name="P19"><text:s text:c="2"/>--xmlfile f <text:s text:c="6"/># Input XML file downloaded from CIC portal</text:p>
      <text:p text:style-name="P19"><text:s text:c="2"/>--myvos <text:s text:c="2"/>f <text:s text:c="6"/># Names of VO that I support</text:p>
      <text:p text:style-name="P19"><text:s text:c="2"/>--vodfile f <text:s text:c="6"/># Names of VO that must be output in VOD format</text:p>
      <text:p text:style-name="P19"><text:s text:c="2"/>--outfile f <text:s text:c="6"/># Where to write SIDs (records that can be</text:p>
      <text:p text:style-name="P19"><text:s text:c="22"/>represented in a site-info.def)</text:p>
      <text:p text:style-name="P19">Optional arguments: </text:p>
      <text:p text:style-name="P19"><text:s text:c="2"/>--help <text:s text:c="11"/># Prints this info</text:p>
      <text:p text:style-name="P19"><text:s text:c="2"/>--voddir <text:s/>d <text:s text:c="6"/># Where to write VODs (records that cannot be</text:p>
      <text:p text:style-name="P19"><text:s text:c="22"/>represented in a site-info.def)</text:p>
      <text:p text:style-name="P19"><text:s text:c="2"/>--printvodtitle <text:s text:c="2"/># When printing VODs, put the name of the VOD file</text:p>
      <text:p text:style-name="P19"><text:s text:c="22"/>in the output</text:p>
      <text:p text:style-name="P19"><text:s text:c="2"/>--nosillysids <text:s text:c="4"/># When printing SIDs, don't reject ones with silly</text:p>
      <text:p text:style-name="P19"><text:s text:c="22"/>names (DNS/dot style)</text:p>
      <text:p text:style-name="P19"><text:s text:c="2"/>--extrafields <text:s text:c="4"/># Print some extra fields (not recommended)</text:p>
      <text:p text:style-name="P19"><text:s text:c="2"/>--contactsfile <text:s text:c="3"/># Where to print the VO contacts (not recommended)</text:p>
      <text:p text:style-name="P23"><text:span text:style-name="T1"><text:s text:c="2"/>--vomsdir <text:s text:c="8"/># Where to print LSC Files (not recommended)</text:span></text:p>
      <text:h text:style-name="Heading_20_2" text:outline-level="2"><text:s/>Flags and options for SidFormatter</text:h>
      <text:p text:style-name="P15">This tool takes an existing populated site-info.def file and vo.d directory, and formats it into a standard, sorted manner. It writes its output into a new, unpopulated site-info.def file and vo.d directory.</text:p>
      <text:p text:style-name="P22"/>
      <text:p text:style-name="P20">Mandatory arguments: </text:p>
      <text:p text:style-name="P20"><text:s text:c="2"/>--oldsiddir dir <text:s text:c="2"/># Some existing directory that contains a populated</text:p>
      <text:p text:style-name="P20"><text:s text:c="22"/>site-info.def file and vo.d directory</text:p>
      <text:p text:style-name="P20"><text:s text:c="2"/>--newsiddir dir <text:s text:c="2"/># Some existing directory that contains an unpopulated</text:p>
      <text:p text:style-name="P20"><text:s text:c="22"/>site-info.def file and vo.d directory</text:p>
      <text:p text:style-name="P20">Optional arguments: </text:p>
      <text:p text:style-name="P20"><text:s text:c="2"/>--flat <text:s text:c="11"/># Print all the records out in a site-info.def, even</text:p>
      <text:p text:style-name="P20"><text:s text:c="22"/>when they are silly sids</text:p>
      <text:p text:style-name="P20"><text:s text:c="2"/>--help <text:s text:c="11"/># Prints this info</text:p>
      <text:p text:style-name="P16"/>
      <text:h text:style-name="P25" text:outline-level="1"><text:s/>BUILD AND INSTALL</text:h>
      <text:p text:style-name="Standard">The software is open source, and it can be downloaded in total from this location. Please choose the newest version.</text:p>
      <text:p text:style-name="Standard"/>
      <text:p text:style-name="Standard"><text:a xlink:type="simple" xlink:href="http://hep.ph.liv.ac.uk/~sjones">http://hep.ph.liv.ac.uk/~sjones</text:a></text:p>
      <text:p text:style-name="Standard"/>
      <text:p text:style-name="Standard">The software is distributed as a tar file, that should be unpacked from your home directory. If you unpack it elsewhere, you'll have to update some paths to ensure the right files are found.</text:p>
      <text:p text:style-name="Standard"/>
      <text:p text:style-name="Standard">No build needs to be done, unless you edit the Java software. If you do need to build it, an ant makefile called build.xml is provided in the ~/git/GridDevel/vs_scripts/ant directory.</text:p>
      <text:h text:style-name="Heading_20_1" text:outline-level="1"><text:s/>USE<text:line-break/></text:h>
      <text:p text:style-name="Standard">The use case examples can all be found at ~/git/GridDevel/vs_scripts/usecases</text:p>
      <text:h text:style-name="Heading_20_2" text:outline-level="2"><text:s/>fixApprovedVos</text:h>
      <text:p text:style-name="Standard">This use case will get the newest records from the CIC portal XML and merge them into the wiki page of approved VOs, keeping it up to date.</text:p>
      <text:h text:style-name="Heading_20_3" text:outline-level="3"><text:s/>Process</text:h>
      <text:p text:style-name="Standard">In a shell:</text:p>
      <text:p text:style-name="P12"/>
      <text:p text:style-name="P12"># cd <text:s/>~/git/GridDevel/vs_scripts/usecases/fixApprovedVos</text:p>
      <text:p text:style-name="Standard"/>
      <text:p text:style-name="Standard">In another screen, start a browser and make your way to:</text:p>
      <text:p text:style-name="Standard"/>
      <text:p text:style-name="P18"><text:a xlink:type="simple" xlink:href="https://www.gridpp.ac.uk/wiki/Main_Page"><text:span text:style-name="T2">https://www.gridpp.ac.uk/wiki/Main_Page</text:span></text:a><text:span text:style-name="T2"> <text:s text:c="2"/></text:span></text:p>
      <text:p text:style-name="P18"><text:span text:style-name="T2"/></text:p>
      <text:p text:style-name="Standard">Click the edit tab, logging in if necessary. Use the clipboard to select and copy all the text. Deposit this, via some editor of your choice, into a file called wiki.txt:</text:p>
      <text:p text:style-name="Standard"><text:span text:style-name="T2"/></text:p>
      <text:p text:style-name="Standard"><text:span text:style-name="T2"># vi ~/git/GridDevel/vs_scripts/usecases/fixApprovedVo/wiki.txt</text:span></text:p>
      <text:p text:style-name="Standard"><text:span text:style-name="T2"/></text:p>
      <text:p text:style-name="Standard">Now run the makeSidVods.sh script, as follows.</text:p>
      <text:p text:style-name="Standard"><text:span text:style-name="T2"/></text:p>
      <text:p text:style-name="Standard"><text:span text:style-name="T2"># ./makeSidVods.sh</text:span></text:p>
      <text:p text:style-name="Standard"><text:span text:style-name="T2"/></text:p>
      <text:p text:style-name="Standard">Some output will scroll past, and (if all is well) a new file called new.wiki.txt will be made. This is supposed to be the same as the old wiki.txt, but all the VOMS records will be updated, in both SID and VOD format (for VOMS records that can't be represented as SID records, the SID lines are still printed, but in comments).</text:p>
      <text:p text:style-name="Standard"/>
      <text:p text:style-name="Standard">Check by eye the new.wiki.txt file, and use diff on it to see if it has any weird errors. If not, clip the text in your editor (e.g. nedit) and paste it back into the browser. Show the preview <text:s/>to make sure it's not horribly mangled, then save the changes if it looks good.</text:p>
      <text:p text:style-name="Standard"/>
      <text:h text:style-name="Heading_20_3" text:outline-level="3"><text:s/>Principles of operation</text:h>
      <text:p text:style-name="Standard">The makeSidVods.sh script downloads a copy of the newest CIC portal XML. It then uses VomsSnooper twice. On the first run, it parses the XML and prints out all the data <text:s text:c="2"/>in VOD format. On the second run, <text:s/>it prints out all the data <text:s text:c="2"/>in SID format. Finally, all that data is put together and formatted by a perl script, assemble_content.pl, which also takes the old wiki.txt content and merges the new content into it, creating a new wiki page.</text:p>
      <text:p text:style-name="Standard"/>
      <text:p text:style-name="Standard"/>
      <text:p text:style-name="P18"><text:soft-page-break/><text:span text:style-name="T2"/></text:p>
      <text:h text:style-name="Heading_20_2" text:outline-level="2"><text:s/>checkMyVomsRecords</text:h>
      <text:p text:style-name="Standard">This use case will allow you to compare your set-up with the CIC portal XML and make sure they match well, or not, as the case may be.</text:p>
      <text:h text:style-name="Heading_20_3" text:outline-level="3"><text:s/>Process</text:h>
      <text:p text:style-name="Standard">In a shell:</text:p>
      <text:p text:style-name="P12"/>
      <text:p text:style-name="P12"># cd <text:s/>~/git/GridDevel/vs_scripts/usecases/checkMyVomsRecords</text:p>
      <text:p text:style-name="Standard"/>
      <text:p text:style-name="Standard">Vi the checkMySite.sh scripts, replacing the example (hepgrid6) with the directory location of your standard site-info.def file/vo.d directory. The script will use this as the basis to compare with the XML from the CIC portal. Also, ensure the myvos.txt contains the names of all your VOs.</text:p>
      <text:p text:style-name="Standard"/>
      <text:p text:style-name="Standard">Now run the checkMySite.sh script, as follows.</text:p>
      <text:p text:style-name="Standard"><text:span text:style-name="T2"/></text:p>
      <text:p text:style-name="Standard"><text:span text:style-name="T2"># ./checkMySite.sh</text:span></text:p>
      <text:p text:style-name="Standard"><text:span text:style-name="T2"/></text:p>
      <text:p text:style-name="Standard">Some output will scroll past, and (if all is well) a new file called diff.txt <text:s/>will be made. This contains a list of differences between your site and the CIC portal XML.</text:p>
      <text:h text:style-name="Heading_20_3" text:outline-level="3"><text:s/>Principles of operation</text:h>
      <text:p text:style-name="Standard"/>
      <text:p text:style-name="Standard">The script downloads a copy of the newest CIC portal XML. It then uses VomsSnooper to make a site-info.def consisting of all SIDs, no VODs. This format will allow easy comparison to be made.</text:p>
      <text:p text:style-name="Standard"></text:p>
      <text:p text:style-name="Standard">Next, the scripts synchronise a local directory with the contents of your standard site-info.def/vo.d configuration. It uses SidFormatter with the --flat switch to write these records out in pure SID format. Some output in printed about "sillysids"; pay no heed to that. <text:s/>Last, a simple diff is made to highlight discrepancies.</text:p>
      <text:p text:style-name="Standard"/>
      <text:p text:style-name="P24"/>
      <text:h text:style-name="Heading_20_2" text:outline-level="2"><text:s/>newVomsRecsForMySite</text:h>
      <text:p text:style-name="Standard">This use case will allow the sites admin to download a new set of records from inclusion (by hand or automatically) into the local site-info.def file.</text:p>
      <text:p text:style-name="Standard"/>
      <text:h text:style-name="Heading_20_3" text:outline-level="3"><text:s/>Process</text:h>
      <text:p text:style-name="Standard">In a shell:</text:p>
      <text:p text:style-name="P12"/>
      <text:p text:style-name="P12"># cd <text:s/>~/git/GridDevel/vs_scripts/usecases/newVomsRecsForMySite</text:p>
      <text:p text:style-name="P12"/>
      <text:p text:style-name="Standard">There are some files in here that you have to edit. In ExtraVOIDCardInfo.txt, put some XML for any sites that you support, but which are not in the CIC Portal, i.e. local groups etc. By default, it contains some data pertaining to Liverpool. Also edit void/myvos.txt and void/vod.txt to contain the VOs you support, and the ones to print in VOD format, respectively.</text:p>
      <text:p text:style-name="Standard"/>
      <text:p text:style-name="Standard">Edit the voidRun.sh script, <text:s/>replacing the example (hepgrid6) with the location of your standard site-info.def file/vo.d directory. The script will use this as the input to a merge operation – the new records will be merged into that and written out to new files. </text:p>
      <text:p text:style-name="Standard"/>
      <text:p text:style-name="Standard">Now run the runVoid.sh script, as follows.</text:p>
      <text:p text:style-name="Standard"><text:span text:style-name="T2"/></text:p>
      <text:p text:style-name="Standard"><text:span text:style-name="T2"># ./runVoid.sh</text:span></text:p>
      <text:p text:style-name="Standard"><text:span text:style-name="T2"/></text:p>
      <text:p text:style-name="P17">Check that the merged data, in void/merged, looks rational. If so, it can be used as input to Yaim.</text:p>
      <text:h text:style-name="Heading_20_3" text:outline-level="3"><text:s/>Principles of operation</text:h>
      <text:p text:style-name="Standard"/>
      <text:p text:style-name="Standard">The script gets the newest CIC portal XML, and merges the local XML into it. It then uses VomsSnooper to convert these into SID and VOD records, suitable for site configuration files.</text:p>
      <text:p text:style-name="Standard"></text:p>
      <text:p text:style-name="Standard">Last, the script downloads your own site-info.def/vo.d configurable, and uses a perl script to merge the new data into that, printing the new material out into a new directory structure.</text:p>
      <text:p text:style-name="Standard"></text:p>
      <text:p text:style-name="Standard"><text:span text:style-name="T2">END OF DOCUMENT</text:span></text:p>
      <text:p text:style-name="Standard"><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face style:name="Monospace" svg:font-family="Monospace" style:font-pitch="fixed"/>
    <style:font-face style:name="Courier" svg:font-family="Courier" style:font-family-generic="modern" style:font-pitch="fixed"/>
    <style:font-face style:name="DejaVu LGC Sans Mono" svg:font-family="'DejaVu LGC Sans Mono'" style:font-family-generic="modern" style:font-pitch="fixed"/>
    <style:font-face style:name="Liberation Mono" svg:font-family="'Liberation Mono'" style:font-family-generic="modern" style:font-pitch="fixed"/>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Tahoma" style:font-size-asian="12pt" style:language-asian="zh" style:country-asian="CN" style:font-name-complex="Tahoma" style:font-size-complex="12pt" style:language-complex="he" style:country-complex="IL"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Tahoma"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margin-top="0.1665in" fo:margin-bottom="0.1665in" fo:line-height="200%" fo:text-align="start" style:justify-single-word="false" fo:break-before="page" fo:keep-with-next="always"/>
      <style:text-properties fo:font-weight="bold" style:letter-kerning="true" style:font-weight-asian="bold" style:font-size-complex="16pt" style:font-weight-complex="bold"/>
    </style:style>
    <style:style style:name="Heading_20_2" style:display-name="Heading 2" style:family="paragraph" style:parent-style-name="Standard" style:next-style-name="Standard" style:default-outline-level="2" style:class="text">
      <style:paragraph-properties fo:margin-left="0.7874in" fo:margin-right="0.7874in" fo:margin-top="0.3335in" fo:margin-bottom="0.1665in" fo:text-align="start" style:justify-single-word="false" fo:keep-together="always" fo:text-indent="0in" style:auto-text-indent="false" fo:keep-with-next="always"/>
      <style:text-properties fo:font-weight="bold"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left="0.7874in" fo:margin-right="0.7874in" fo:margin-top="0.3335in" fo:margin-bottom="0.1665in" fo:text-align="start" style:justify-single-word="false" fo:keep-together="always" fo:text-indent="0in" style:auto-text-indent="false" fo:keep-with-next="always"/>
      <style:text-properties style:font-size-complex="13pt"/>
    </style:style>
    <style:style style:name="Heading_20_4" style:display-name="Heading 4" style:family="paragraph" style:parent-style-name="Standard" style:next-style-name="Standard" style:default-outline-level="4" style:class="text">
      <style:paragraph-properties fo:margin-left="0in" fo:margin-right="2.7563in" fo:margin-top="0.3335in" fo:margin-bottom="0.1665in" fo:keep-together="always" fo:text-indent="0in" style:auto-text-indent="false" fo:keep-with-next="always"/>
      <style:text-properties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Standard" style:default-outline-level="5" style:class="text">
      <style:paragraph-properties fo:margin-left="0in" fo:margin-right="2.7563in" fo:margin-top="0.3335in" fo:margin-bottom="0.1665in" fo:keep-together="always" fo:text-indent="0in" style:auto-text-indent="false" fo:keep-with-next="always"/>
      <style:text-properties style:font-size-complex="13pt"/>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Footnote" style:family="paragraph" style:parent-style-name="Standard" style:class="extra">
      <style:paragraph-properties fo:margin-left="0in" fo:margin-right="0in" fo:margin-top="0in" fo:margin-bottom="0.0835in" fo:text-indent="0.3937in" style:auto-text-indent="false"/>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left="0.5909in" fo:margin-right="0in" fo:line-height="200%" fo:text-indent="-0.3937in" style:auto-text-indent="false">
        <style:tab-stops>
          <style:tab-stop style:position="5.1701in" style:type="right" style:leader-style="dotted" style:leader-text="."/>
        </style:tab-stops>
      </style:paragraph-properties>
      <style:text-properties fo:language="zxx" fo:country="none" style:language-asian="zxx" style:country-asian="none"/>
    </style:style>
    <style:style style:name="Contents_20_2" style:display-name="Contents 2" style:family="paragraph" style:parent-style-name="Standard" style:next-style-name="Standard" style:class="index">
      <style:paragraph-properties fo:margin-left="1.0008in" fo:margin-right="0in" fo:line-height="200%" fo:text-indent="-0.3744in" style:auto-text-indent="false">
        <style:tab-stops>
          <style:tab-stop style:position="4.7602in" style:type="right" style:leader-style="dotted" style:leader-text="."/>
        </style:tab-stops>
      </style:paragraph-properties>
      <style:text-properties fo:language="zxx" fo:country="none" style:language-asian="zxx" style:country-asian="none"/>
    </style:style>
    <style:style style:name="Contents_20_3" style:display-name="Contents 3" style:family="paragraph" style:parent-style-name="Standard" style:next-style-name="Standard" style:class="index">
      <style:paragraph-properties fo:margin-left="1.2484in" fo:margin-right="0in" fo:line-height="200%" fo:text-indent="-0.3744in" style:auto-text-indent="false">
        <style:tab-stops>
          <style:tab-stop style:position="4.5126in"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5008in" fo:margin-right="0in" fo:line-height="200%" fo:text-indent="-0.3744in" style:auto-text-indent="false">
        <style:tab-stops>
          <style:tab-stop style:position="4.2602in" style:type="right" style:leader-style="dotted" style:leader-text="."/>
        </style:tab-stops>
      </style:paragraph-properties>
      <style:text-properties fo:language="zxx" fo:country="none" style:language-asian="zxx" style:country-asian="none"/>
    </style:style>
    <style:style style:name="Contents_20_5" style:display-name="Contents 5" style:family="paragraph" style:parent-style-name="Standard" style:next-style-name="Standard" style:class="index">
      <style:paragraph-properties fo:margin-left="1.7484in" fo:margin-right="0in" fo:line-height="200%" fo:text-indent="-0.3744in" style:auto-text-indent="false">
        <style:tab-stops>
          <style:tab-stop style:position="4.0126in" style:type="right" style:leader-style="dotted" style:leader-text="."/>
        </style:tab-stops>
      </style:paragraph-properties>
      <style:text-properties fo:language="zxx" fo:country="none" style:language-asian="zxx" style:country-asian="non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Normal_20_new_20_paragraph" style:display-name="Normal new paragraph" style:family="paragraph" style:parent-style-name="Standard">
      <style:paragraph-properties fo:margin-left="0in" fo:margin-right="0in" fo:margin-top="0in" fo:margin-bottom="0.0835in" fo:line-height="200%" fo:text-align="justify" style:justify-single-word="false" fo:text-indent="0.3937in" style:auto-text-indent="false"/>
    </style:style>
    <style:style style:name="Normal_20_paragraph" style:display-name="Normal paragraph" style:family="paragraph" style:parent-style-name="Standard">
      <style:paragraph-properties fo:line-height="200%" fo:text-align="justify" style:justify-single-word="false"/>
    </style:style>
    <style:style style:name="Quotation" style:family="paragraph" style:parent-style-name="Standard" style:next-style-name="Normal_20_paragraph">
      <style:paragraph-properties fo:margin-left="0.3937in" fo:margin-right="0in" fo:margin-top="0in" fo:margin-bottom="0.0835in" fo:text-align="justify" style:justify-single-word="false"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Liberation Mono" fo:font-size="10pt" style:font-name-asian="DejaVu LGC Sans Mono" style:font-size-asian="10pt" style:font-name-complex="Liberation Mono"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_20_Symbol" style:display-name="Footnote Symbol" style:family="text" style:parent-style-name="WW-Default_20_Paragraph_20_Font">
      <style:text-properties style:text-position="super 58%"/>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WW-Default_20_Paragraph_20_Font" style:display-name="WW-Default Paragraph Font"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outline-level-style>
    </text:outline-style>
    <text:list-style style:name="WW8Num1">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1in" fo:margin-bottom="1in" fo:margin-left="1.25in" fo:margin-right="1.25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Turabian Style</dc:title>
    <dc:description>The contents of this Documentation are subject to the Public Documentation License, Version 1.0 (the "License"); you may only use this Documentation if you comply with the terms of this License. A copy of the License is available at: http://www.openoffice.org/licenses/PDL.rtf.
The Original Documentation is Turbian Template”. 
Contributor(s): Cyril Drury. 
Portions created by Cyril Drury are Copyright © 2004. All Rights Reserved. 
All trademarks within this guide belong to legitimate owners.
[Note: a copy of the PDL is included in this template and is also available at:  http://www.openoffice.org/licenses/PDL.rtf.]</dc:description>
    <meta:creation-date>2012-06-01T10:47:29</meta:creation-date>
    <dc:language>en-US</dc:language>
    <meta:editing-cycles>19</meta:editing-cycles>
    <meta:editing-duration>PT02H34M58S</meta:editing-duration>
    <meta:initial-creator>Steve Jones</meta:initial-creator>
    <dc:date>2012-06-01T15:01:25</dc:date>
    <dc:creator>Steve Jones</dc:creator>
    <meta:document-statistic meta:table-count="0" meta:image-count="0" meta:object-count="0" meta:page-count="10" meta:paragraph-count="139" meta:word-count="1875" meta:character-count="11635"/>
    <meta:user-defined meta:name="Info 1"/>
    <meta:user-defined meta:name="Info 2"/>
    <meta:user-defined meta:name="Info 3"/>
    <meta:user-defined meta:name="Info 4"/>
    <meta:template xlink:type="simple" xlink:actuate="onRequest" xlink:title="Turabian Style" xlink:href="/usr/lib64/openoffice.org/basis3.1/share/template/en-US/educate/turabian.ott" meta:date="2012-06-01T10:47:28"/>
  </office:meta>
</office:document-meta>
</file>